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inherit" svg:font-family="inherit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2" style:family="paragraph" style:parent-style-name="Standard">
      <style:text-properties officeooo:rsid="000dcdc9" officeooo:paragraph-rsid="000dcdc9"/>
    </style:style>
    <style:style style:name="P3" style:family="paragraph" style:parent-style-name="Standard">
      <style:text-properties officeooo:paragraph-rsid="000dcdc9"/>
    </style:style>
    <style:style style:name="T1" style:family="text">
      <style:text-properties officeooo:rsid="000dcdc9"/>
    </style:style>
    <style:style style:name="T2" style:family="text">
      <style:text-properties fo:font-variant="normal" fo:text-transform="none" style:font-name="inherit" fo:font-style="normal" fo:font-weight="normal" fo:background-color="transparent" loext:char-shading-value="0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sse projeto foi desenvolvido utilizando o sistema operacional Linux, distro Mint. </text:p>
      <text:p text:style-name="P3"><text:span text:style-name="T1">instalar a biblioteca </text:span><text:span text:style-name="Source_20_Text"><text:span text:style-name="T1">unac</text:span></text:span><text:span text:style-name="T1">:</text:span></text:p>
      <text:p text:style-name="P1"><text:span text:style-name="Source_20_Text"><text:span text:style-name="T2">sudo apt-get install libunac1-dev</text:span></text:span></text:p>
      <text:p text:style-name="P3"><text:span text:style-name="T1">instalar a biblioteca </text:span><text:span text:style-name="Source_20_Text"><text:span text:style-name="T1">utf8proc</text:span></text:span><text:span text:style-name="T1">:</text:span></text:p>
      <text:p text:style-name="P1"><text:span text:style-name="Source_20_Text">sudo apt-get install libutf8proc-dev</text:span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2T20:26:13.363346220</meta:creation-date>
    <dc:date>2024-12-02T20:38:25.079951054</dc:date>
    <meta:editing-duration>PT12M11S</meta:editing-duration>
    <meta:editing-cycles>2</meta:editing-cycles>
    <meta:generator>LibreOffice/24.2.6.2$Linux_X86_64 LibreOffice_project/420$Build-2</meta:generator>
    <meta:document-statistic meta:table-count="0" meta:image-count="0" meta:object-count="0" meta:page-count="1" meta:paragraph-count="5" meta:word-count="27" meta:character-count="210" meta:non-whitespace-character-count="187"/>
  </office:meta>
</office:document-meta>
</file>